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fe6d38723e32862c659eeddb36dd8243" style:family="table-column">
      <style:table-column-properties fo:break-before="auto" style:use-optimal-column-width="false" style:column-width="6cm"/>
    </style:style>
    <style:style style:name="odsStyleTableColumn-3bf1324e6d8d33d1c73fb229529258c7" style:family="table-column">
      <style:table-column-properties fo:break-before="auto" style:use-optimal-column-width="false" style:column-width="5cm"/>
    </style:style>
    <style:style style:name="odsStyleTableColumn-87fb1be57c5e13faef626abb30ee38a6" style:family="table-column">
      <style:table-column-properties fo:break-before="auto" style:use-optimal-column-width="false" style:column-width="3cm"/>
    </style:style>
    <style:style style:name="odsStyleTableCell-b803edaf29be3f352310cd5e2bb2e948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e4f69a7353b62c159509a098d2ab98ac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97eb9936b2e5583f9c9c54efcdb91caf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4fa0b69c96476021cc3b15030671baef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1d0812c99bdb83dfe9fc484859e88983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a98d5d64f8e68f399365d55cede8b239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fe6d38723e32862c659eeddb36dd8243" table:default-cell-style-name="Default"/>
        <table:table-column table:style-name="odsStyleTableColumn-3bf1324e6d8d33d1c73fb229529258c7" table:default-cell-style-name="Default"/>
        <table:table-column table:style-name="odsStyleTableColumn-87fb1be57c5e13faef626abb30ee38a6" table:default-cell-style-name="Default"/>
        <table:table-column table:style-name="odsStyleTableColumn-87fb1be57c5e13faef626abb30ee38a6" table:default-cell-style-name="Default"/>
        <table:table-column table:style-name="odsStyleTableColumn-87fb1be57c5e13faef626abb30ee38a6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b803edaf29be3f352310cd5e2bb2e948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e4f69a7353b62c159509a098d2ab98ac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e4f69a7353b62c159509a098d2ab98ac" table:number-columns-spanned="5" table:number-rows-spanned="1" office:value-type="string">
            <text:p>TABLA No. 14-24</text:p>
          </table:table-cell>
          <table:covered-table-cell table:number-columns-repeated="4"/>
        </table:table-row>
        <table:table-row table:style-name="ro1">
          <table:table-cell table:style-name="odsStyleTableCell-e4f69a7353b62c159509a098d2ab98ac" table:number-columns-spanned="5" table:number-rows-spanned="1" office:value-type="string">
            <text:p>TABLA DE COTIZACIONES DEL 19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e4f69a7353b62c159509a098d2ab98ac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97eb9936b2e5583f9c9c54efcdb91caf" office:value-type="string">
            <text:p>PAIS</text:p>
          </table:table-cell>
          <table:table-cell table:style-name="odsStyleTableCell-97eb9936b2e5583f9c9c54efcdb91caf" office:value-type="string">
            <text:p>UNIDAD MONETARIA</text:p>
          </table:table-cell>
          <table:table-cell table:style-name="odsStyleTableCell-97eb9936b2e5583f9c9c54efcdb91caf" office:value-type="string">
            <text:p>MONEDA</text:p>
          </table:table-cell>
          <table:table-cell table:style-name="odsStyleTableCell-97eb9936b2e5583f9c9c54efcdb91caf" office:value-type="string">
            <text:p>TIPO DE CAMBIO EN Bs POR UNIDAD DE MONEDA EXTRANJERA</text:p>
          </table:table-cell>
          <table:table-cell table:style-name="odsStyleTableCell-97eb9936b2e5583f9c9c54efcdb91caf" office:value-type="string">
            <text:p>TIPO DE CAMBIO EN M.E.</text:p>
          </table:table-cell>
        </table:table-row>
        <table:table-row table:style-name="ro1">
          <table:table-cell table:style-name="odsStyleTableCell-4fa0b69c96476021cc3b15030671baef" office:value-type="string">
            <text:p>ESTADOS UNIDOS</text:p>
          </table:table-cell>
          <table:table-cell table:style-name="odsStyleTableCell-4fa0b69c96476021cc3b15030671baef" office:value-type="string">
            <text:p>DOLAR VENTA</text:p>
          </table:table-cell>
          <table:table-cell table:style-name="odsStyleTableCell-4fa0b69c96476021cc3b15030671baef" office:value-type="string">
            <text:p>USD.VENTA</text:p>
          </table:table-cell>
          <table:table-cell table:style-name="odsStyleTableCell-1d0812c99bdb83dfe9fc484859e88983" office:value-type="string">
            <text:p>6.96000</text:p>
          </table:table-cell>
          <table:table-cell table:style-name="odsStyleTableCell-1d0812c99bdb83dfe9fc484859e88983" office:value-type="string">
            <text:p/>
          </table:table-cell>
        </table:table-row>
        <table:table-row table:style-name="ro1">
          <table:table-cell table:style-name="odsStyleTableCell-4fa0b69c96476021cc3b15030671baef" office:value-type="string">
            <text:p>ESTADOS UNIDOS</text:p>
          </table:table-cell>
          <table:table-cell table:style-name="odsStyleTableCell-4fa0b69c96476021cc3b15030671baef" office:value-type="string">
            <text:p>DOLAR COMPRA</text:p>
          </table:table-cell>
          <table:table-cell table:style-name="odsStyleTableCell-4fa0b69c96476021cc3b15030671baef" office:value-type="string">
            <text:p>USD.COMPRA</text:p>
          </table:table-cell>
          <table:table-cell table:style-name="odsStyleTableCell-1d0812c99bdb83dfe9fc484859e88983" office:value-type="string">
            <text:p>6.86000</text:p>
          </table:table-cell>
          <table:table-cell table:style-name="odsStyleTableCell-1d0812c99bdb83dfe9fc484859e88983" office:value-type="string">
            <text:p/>
          </table:table-cell>
        </table:table-row>
        <table:table-row table:style-name="ro1">
          <table:table-cell table:style-name="odsStyleTableCell-4fa0b69c96476021cc3b15030671baef" office:value-type="string">
            <text:p>UNION EUROPEA</text:p>
          </table:table-cell>
          <table:table-cell table:style-name="odsStyleTableCell-4fa0b69c96476021cc3b15030671baef" office:value-type="string">
            <text:p>EURO</text:p>
          </table:table-cell>
          <table:table-cell table:style-name="odsStyleTableCell-4fa0b69c96476021cc3b15030671baef" office:value-type="string">
            <text:p>EUR</text:p>
          </table:table-cell>
          <table:table-cell table:style-name="odsStyleTableCell-1d0812c99bdb83dfe9fc484859e88983" office:value-type="string">
            <text:p>7.45134</text:p>
          </table:table-cell>
          <table:table-cell table:style-name="odsStyleTableCell-1d0812c99bdb83dfe9fc484859e88983" office:value-type="string">
            <text:p>0.92064</text:p>
          </table:table-cell>
        </table:table-row>
        <table:table-row table:style-name="ro1">
          <table:table-cell table:style-name="odsStyleTableCell-4fa0b69c96476021cc3b15030671baef" office:value-type="string">
            <text:p>JAPON</text:p>
          </table:table-cell>
          <table:table-cell table:style-name="odsStyleTableCell-4fa0b69c96476021cc3b15030671baef" office:value-type="string">
            <text:p>YEN</text:p>
          </table:table-cell>
          <table:table-cell table:style-name="odsStyleTableCell-4fa0b69c96476021cc3b15030671baef" office:value-type="string">
            <text:p>JPY</text:p>
          </table:table-cell>
          <table:table-cell table:style-name="odsStyleTableCell-1d0812c99bdb83dfe9fc484859e88983" office:value-type="string">
            <text:p>0.04631</text:p>
          </table:table-cell>
          <table:table-cell table:style-name="odsStyleTableCell-1d0812c99bdb83dfe9fc484859e88983" office:value-type="string">
            <text:p>148.12000</text:p>
          </table:table-cell>
        </table:table-row>
        <table:table-row table:style-name="ro1">
          <table:table-cell table:style-name="odsStyleTableCell-4fa0b69c96476021cc3b15030671baef" office:value-type="string">
            <text:p>ARABIA SAUDITA</text:p>
          </table:table-cell>
          <table:table-cell table:style-name="odsStyleTableCell-4fa0b69c96476021cc3b15030671baef" office:value-type="string">
            <text:p>RIYAL SAUDÍ</text:p>
          </table:table-cell>
          <table:table-cell table:style-name="odsStyleTableCell-4fa0b69c96476021cc3b15030671baef" office:value-type="string">
            <text:p>SAR</text:p>
          </table:table-cell>
          <table:table-cell table:style-name="odsStyleTableCell-1d0812c99bdb83dfe9fc484859e88983" office:value-type="string">
            <text:p>1.82904</text:p>
          </table:table-cell>
          <table:table-cell table:style-name="odsStyleTableCell-1d0812c99bdb83dfe9fc484859e88983" office:value-type="string">
            <text:p>3.75060</text:p>
          </table:table-cell>
        </table:table-row>
        <table:table-row table:style-name="ro1">
          <table:table-cell table:style-name="odsStyleTableCell-4fa0b69c96476021cc3b15030671baef" office:value-type="string">
            <text:p>ARGELIA</text:p>
          </table:table-cell>
          <table:table-cell table:style-name="odsStyleTableCell-4fa0b69c96476021cc3b15030671baef" office:value-type="string">
            <text:p>DINAR ARGELINO</text:p>
          </table:table-cell>
          <table:table-cell table:style-name="odsStyleTableCell-4fa0b69c96476021cc3b15030671baef" office:value-type="string">
            <text:p>DZD</text:p>
          </table:table-cell>
          <table:table-cell table:style-name="odsStyleTableCell-1d0812c99bdb83dfe9fc484859e88983" office:value-type="string">
            <text:p>0.05102</text:p>
          </table:table-cell>
          <table:table-cell table:style-name="odsStyleTableCell-1d0812c99bdb83dfe9fc484859e88983" office:value-type="string">
            <text:p>134.45860</text:p>
          </table:table-cell>
        </table:table-row>
        <table:table-row table:style-name="ro1">
          <table:table-cell table:style-name="odsStyleTableCell-4fa0b69c96476021cc3b15030671baef" office:value-type="string">
            <text:p>ARGENTINA</text:p>
          </table:table-cell>
          <table:table-cell table:style-name="odsStyleTableCell-4fa0b69c96476021cc3b15030671baef" office:value-type="string">
            <text:p>PESO</text:p>
          </table:table-cell>
          <table:table-cell table:style-name="odsStyleTableCell-4fa0b69c96476021cc3b15030671baef" office:value-type="string">
            <text:p>ARS</text:p>
          </table:table-cell>
          <table:table-cell table:style-name="odsStyleTableCell-1d0812c99bdb83dfe9fc484859e88983" office:value-type="string">
            <text:p>0.00837</text:p>
          </table:table-cell>
          <table:table-cell table:style-name="odsStyleTableCell-1d0812c99bdb83dfe9fc484859e88983" office:value-type="string">
            <text:p>819.24990</text:p>
          </table:table-cell>
        </table:table-row>
        <table:table-row table:style-name="ro1">
          <table:table-cell table:style-name="odsStyleTableCell-4fa0b69c96476021cc3b15030671baef" office:value-type="string">
            <text:p>AUSTRALIA</text:p>
          </table:table-cell>
          <table:table-cell table:style-name="odsStyleTableCell-4fa0b69c96476021cc3b15030671baef" office:value-type="string">
            <text:p>DÓLAR</text:p>
          </table:table-cell>
          <table:table-cell table:style-name="odsStyleTableCell-4fa0b69c96476021cc3b15030671baef" office:value-type="string">
            <text:p>AUD</text:p>
          </table:table-cell>
          <table:table-cell table:style-name="odsStyleTableCell-1d0812c99bdb83dfe9fc484859e88983" office:value-type="string">
            <text:p>4.50291</text:p>
          </table:table-cell>
          <table:table-cell table:style-name="odsStyleTableCell-1d0812c99bdb83dfe9fc484859e88983" office:value-type="string">
            <text:p>1.52346</text:p>
          </table:table-cell>
        </table:table-row>
        <table:table-row table:style-name="ro1">
          <table:table-cell table:style-name="odsStyleTableCell-4fa0b69c96476021cc3b15030671baef" office:value-type="string">
            <text:p>BRASIL</text:p>
          </table:table-cell>
          <table:table-cell table:style-name="odsStyleTableCell-4fa0b69c96476021cc3b15030671baef" office:value-type="string">
            <text:p>REAL</text:p>
          </table:table-cell>
          <table:table-cell table:style-name="odsStyleTableCell-4fa0b69c96476021cc3b15030671baef" office:value-type="string">
            <text:p>BRL</text:p>
          </table:table-cell>
          <table:table-cell table:style-name="odsStyleTableCell-1d0812c99bdb83dfe9fc484859e88983" office:value-type="string">
            <text:p>1.39038</text:p>
          </table:table-cell>
          <table:table-cell table:style-name="odsStyleTableCell-1d0812c99bdb83dfe9fc484859e88983" office:value-type="string">
            <text:p>4.93390</text:p>
          </table:table-cell>
        </table:table-row>
        <table:table-row table:style-name="ro1">
          <table:table-cell table:style-name="odsStyleTableCell-4fa0b69c96476021cc3b15030671baef" office:value-type="string">
            <text:p>CANADA</text:p>
          </table:table-cell>
          <table:table-cell table:style-name="odsStyleTableCell-4fa0b69c96476021cc3b15030671baef" office:value-type="string">
            <text:p>DÓLAR</text:p>
          </table:table-cell>
          <table:table-cell table:style-name="odsStyleTableCell-4fa0b69c96476021cc3b15030671baef" office:value-type="string">
            <text:p>CAD</text:p>
          </table:table-cell>
          <table:table-cell table:style-name="odsStyleTableCell-1d0812c99bdb83dfe9fc484859e88983" office:value-type="string">
            <text:p>5.07998</text:p>
          </table:table-cell>
          <table:table-cell table:style-name="odsStyleTableCell-1d0812c99bdb83dfe9fc484859e88983" office:value-type="string">
            <text:p>1.35040</text:p>
          </table:table-cell>
        </table:table-row>
        <table:table-row table:style-name="ro1">
          <table:table-cell table:style-name="odsStyleTableCell-4fa0b69c96476021cc3b15030671baef" office:value-type="string">
            <text:p>CHILE</text:p>
          </table:table-cell>
          <table:table-cell table:style-name="odsStyleTableCell-4fa0b69c96476021cc3b15030671baef" office:value-type="string">
            <text:p>PESO</text:p>
          </table:table-cell>
          <table:table-cell table:style-name="odsStyleTableCell-4fa0b69c96476021cc3b15030671baef" office:value-type="string">
            <text:p>CLP</text:p>
          </table:table-cell>
          <table:table-cell table:style-name="odsStyleTableCell-1d0812c99bdb83dfe9fc484859e88983" office:value-type="string">
            <text:p>0.00743</text:p>
          </table:table-cell>
          <table:table-cell table:style-name="odsStyleTableCell-1d0812c99bdb83dfe9fc484859e88983" office:value-type="string">
            <text:p>922.98000</text:p>
          </table:table-cell>
        </table:table-row>
        <table:table-row table:style-name="ro1">
          <table:table-cell table:style-name="odsStyleTableCell-4fa0b69c96476021cc3b15030671baef" office:value-type="string">
            <text:p>COLOMBIA</text:p>
          </table:table-cell>
          <table:table-cell table:style-name="odsStyleTableCell-4fa0b69c96476021cc3b15030671baef" office:value-type="string">
            <text:p>PESO</text:p>
          </table:table-cell>
          <table:table-cell table:style-name="odsStyleTableCell-4fa0b69c96476021cc3b15030671baef" office:value-type="string">
            <text:p>COP</text:p>
          </table:table-cell>
          <table:table-cell table:style-name="odsStyleTableCell-1d0812c99bdb83dfe9fc484859e88983" office:value-type="string">
            <text:p>0.00175</text:p>
          </table:table-cell>
          <table:table-cell table:style-name="odsStyleTableCell-1d0812c99bdb83dfe9fc484859e88983" office:value-type="string">
            <text:p>3,915.97000</text:p>
          </table:table-cell>
        </table:table-row>
        <table:table-row table:style-name="ro1">
          <table:table-cell table:style-name="odsStyleTableCell-4fa0b69c96476021cc3b15030671baef" office:value-type="string">
            <text:p>COREA DEL SUR</text:p>
          </table:table-cell>
          <table:table-cell table:style-name="odsStyleTableCell-4fa0b69c96476021cc3b15030671baef" office:value-type="string">
            <text:p>WON</text:p>
          </table:table-cell>
          <table:table-cell table:style-name="odsStyleTableCell-4fa0b69c96476021cc3b15030671baef" office:value-type="string">
            <text:p>KRW</text:p>
          </table:table-cell>
          <table:table-cell table:style-name="odsStyleTableCell-1d0812c99bdb83dfe9fc484859e88983" office:value-type="string">
            <text:p>0.00512</text:p>
          </table:table-cell>
          <table:table-cell table:style-name="odsStyleTableCell-1d0812c99bdb83dfe9fc484859e88983" office:value-type="string">
            <text:p>1,339.04000</text:p>
          </table:table-cell>
        </table:table-row>
        <table:table-row table:style-name="ro1">
          <table:table-cell table:style-name="odsStyleTableCell-4fa0b69c96476021cc3b15030671baef" office:value-type="string">
            <text:p>COSTA RICA</text:p>
          </table:table-cell>
          <table:table-cell table:style-name="odsStyleTableCell-4fa0b69c96476021cc3b15030671baef" office:value-type="string">
            <text:p>COLON COSTARRICENSE</text:p>
          </table:table-cell>
          <table:table-cell table:style-name="odsStyleTableCell-4fa0b69c96476021cc3b15030671baef" office:value-type="string">
            <text:p>CRC</text:p>
          </table:table-cell>
          <table:table-cell table:style-name="odsStyleTableCell-1d0812c99bdb83dfe9fc484859e88983" office:value-type="string">
            <text:p>0.01330</text:p>
          </table:table-cell>
          <table:table-cell table:style-name="odsStyleTableCell-1d0812c99bdb83dfe9fc484859e88983" office:value-type="string">
            <text:p>515.86000</text:p>
          </table:table-cell>
        </table:table-row>
        <table:table-row table:style-name="ro1">
          <table:table-cell table:style-name="odsStyleTableCell-4fa0b69c96476021cc3b15030671baef" office:value-type="string">
            <text:p>REPUBLICA CHECA</text:p>
          </table:table-cell>
          <table:table-cell table:style-name="odsStyleTableCell-4fa0b69c96476021cc3b15030671baef" office:value-type="string">
            <text:p>CORONA CHECA</text:p>
          </table:table-cell>
          <table:table-cell table:style-name="odsStyleTableCell-4fa0b69c96476021cc3b15030671baef" office:value-type="string">
            <text:p>CZK</text:p>
          </table:table-cell>
          <table:table-cell table:style-name="odsStyleTableCell-1d0812c99bdb83dfe9fc484859e88983" office:value-type="string">
            <text:p>0.30032</text:p>
          </table:table-cell>
          <table:table-cell table:style-name="odsStyleTableCell-1d0812c99bdb83dfe9fc484859e88983" office:value-type="string">
            <text:p>22.84210</text:p>
          </table:table-cell>
        </table:table-row>
        <table:table-row table:style-name="ro1">
          <table:table-cell table:style-name="odsStyleTableCell-4fa0b69c96476021cc3b15030671baef" office:value-type="string">
            <text:p>DINAMARCA</text:p>
          </table:table-cell>
          <table:table-cell table:style-name="odsStyleTableCell-4fa0b69c96476021cc3b15030671baef" office:value-type="string">
            <text:p>CORONA</text:p>
          </table:table-cell>
          <table:table-cell table:style-name="odsStyleTableCell-4fa0b69c96476021cc3b15030671baef" office:value-type="string">
            <text:p>DKK</text:p>
          </table:table-cell>
          <table:table-cell table:style-name="odsStyleTableCell-1d0812c99bdb83dfe9fc484859e88983" office:value-type="string">
            <text:p>0.99930</text:p>
          </table:table-cell>
          <table:table-cell table:style-name="odsStyleTableCell-1d0812c99bdb83dfe9fc484859e88983" office:value-type="string">
            <text:p>6.86480</text:p>
          </table:table-cell>
        </table:table-row>
        <table:table-row table:style-name="ro1">
          <table:table-cell table:style-name="odsStyleTableCell-4fa0b69c96476021cc3b15030671baef" office:value-type="string">
            <text:p>ECUADOR</text:p>
          </table:table-cell>
          <table:table-cell table:style-name="odsStyleTableCell-4fa0b69c96476021cc3b15030671baef" office:value-type="string">
            <text:p>DÓLAR</text:p>
          </table:table-cell>
          <table:table-cell table:style-name="odsStyleTableCell-4fa0b69c96476021cc3b15030671baef" office:value-type="string">
            <text:p>USD</text:p>
          </table:table-cell>
          <table:table-cell table:style-name="odsStyleTableCell-1d0812c99bdb83dfe9fc484859e88983" office:value-type="string">
            <text:p>6.86000</text:p>
          </table:table-cell>
          <table:table-cell table:style-name="odsStyleTableCell-1d0812c99bdb83dfe9fc484859e88983" office:value-type="string">
            <text:p>1.00000</text:p>
          </table:table-cell>
        </table:table-row>
        <table:table-row table:style-name="ro1">
          <table:table-cell table:style-name="odsStyleTableCell-4fa0b69c96476021cc3b15030671baef" office:value-type="string">
            <text:p>EMIRATOS ARABES</text:p>
          </table:table-cell>
          <table:table-cell table:style-name="odsStyleTableCell-4fa0b69c96476021cc3b15030671baef" office:value-type="string">
            <text:p>DIRHAM</text:p>
          </table:table-cell>
          <table:table-cell table:style-name="odsStyleTableCell-4fa0b69c96476021cc3b15030671baef" office:value-type="string">
            <text:p>AED</text:p>
          </table:table-cell>
          <table:table-cell table:style-name="odsStyleTableCell-1d0812c99bdb83dfe9fc484859e88983" office:value-type="string">
            <text:p>1.86773</text:p>
          </table:table-cell>
          <table:table-cell table:style-name="odsStyleTableCell-1d0812c99bdb83dfe9fc484859e88983" office:value-type="string">
            <text:p>3.67290</text:p>
          </table:table-cell>
        </table:table-row>
        <table:table-row table:style-name="ro1">
          <table:table-cell table:style-name="odsStyleTableCell-4fa0b69c96476021cc3b15030671baef" office:value-type="string">
            <text:p>FILIPINAS</text:p>
          </table:table-cell>
          <table:table-cell table:style-name="odsStyleTableCell-4fa0b69c96476021cc3b15030671baef" office:value-type="string">
            <text:p>PESO FILIPINO</text:p>
          </table:table-cell>
          <table:table-cell table:style-name="odsStyleTableCell-4fa0b69c96476021cc3b15030671baef" office:value-type="string">
            <text:p>PHP</text:p>
          </table:table-cell>
          <table:table-cell table:style-name="odsStyleTableCell-1d0812c99bdb83dfe9fc484859e88983" office:value-type="string">
            <text:p>0.12286</text:p>
          </table:table-cell>
          <table:table-cell table:style-name="odsStyleTableCell-1d0812c99bdb83dfe9fc484859e88983" office:value-type="string">
            <text:p>55.83500</text:p>
          </table:table-cell>
        </table:table-row>
        <table:table-row table:style-name="ro1">
          <table:table-cell table:style-name="odsStyleTableCell-4fa0b69c96476021cc3b15030671baef" office:value-type="string">
            <text:p>HAITÍ</text:p>
          </table:table-cell>
          <table:table-cell table:style-name="odsStyleTableCell-4fa0b69c96476021cc3b15030671baef" office:value-type="string">
            <text:p>GOURDE</text:p>
          </table:table-cell>
          <table:table-cell table:style-name="odsStyleTableCell-4fa0b69c96476021cc3b15030671baef" office:value-type="string">
            <text:p>HTG</text:p>
          </table:table-cell>
          <table:table-cell table:style-name="odsStyleTableCell-1d0812c99bdb83dfe9fc484859e88983" office:value-type="string">
            <text:p>0.05223</text:p>
          </table:table-cell>
          <table:table-cell table:style-name="odsStyleTableCell-1d0812c99bdb83dfe9fc484859e88983" office:value-type="string">
            <text:p>131.33780</text:p>
          </table:table-cell>
        </table:table-row>
        <table:table-row table:style-name="ro1">
          <table:table-cell table:style-name="odsStyleTableCell-4fa0b69c96476021cc3b15030671baef" office:value-type="string">
            <text:p>HONG KONG</text:p>
          </table:table-cell>
          <table:table-cell table:style-name="odsStyleTableCell-4fa0b69c96476021cc3b15030671baef" office:value-type="string">
            <text:p>DÓLAR</text:p>
          </table:table-cell>
          <table:table-cell table:style-name="odsStyleTableCell-4fa0b69c96476021cc3b15030671baef" office:value-type="string">
            <text:p>HKD</text:p>
          </table:table-cell>
          <table:table-cell table:style-name="odsStyleTableCell-1d0812c99bdb83dfe9fc484859e88983" office:value-type="string">
            <text:p>0.87711</text:p>
          </table:table-cell>
          <table:table-cell table:style-name="odsStyleTableCell-1d0812c99bdb83dfe9fc484859e88983" office:value-type="string">
            <text:p>7.82110</text:p>
          </table:table-cell>
        </table:table-row>
        <table:table-row table:style-name="ro1">
          <table:table-cell table:style-name="odsStyleTableCell-4fa0b69c96476021cc3b15030671baef" office:value-type="string">
            <text:p>INDIA</text:p>
          </table:table-cell>
          <table:table-cell table:style-name="odsStyleTableCell-4fa0b69c96476021cc3b15030671baef" office:value-type="string">
            <text:p>RUPIA</text:p>
          </table:table-cell>
          <table:table-cell table:style-name="odsStyleTableCell-4fa0b69c96476021cc3b15030671baef" office:value-type="string">
            <text:p>INR</text:p>
          </table:table-cell>
          <table:table-cell table:style-name="odsStyleTableCell-1d0812c99bdb83dfe9fc484859e88983" office:value-type="string">
            <text:p>0.08253</text:p>
          </table:table-cell>
          <table:table-cell table:style-name="odsStyleTableCell-1d0812c99bdb83dfe9fc484859e88983" office:value-type="string">
            <text:p>83.12120</text:p>
          </table:table-cell>
        </table:table-row>
        <table:table-row table:style-name="ro1">
          <table:table-cell table:style-name="odsStyleTableCell-4fa0b69c96476021cc3b15030671baef" office:value-type="string">
            <text:p>INDONESIA</text:p>
          </table:table-cell>
          <table:table-cell table:style-name="odsStyleTableCell-4fa0b69c96476021cc3b15030671baef" office:value-type="string">
            <text:p>RUPIA INDONESIA</text:p>
          </table:table-cell>
          <table:table-cell table:style-name="odsStyleTableCell-4fa0b69c96476021cc3b15030671baef" office:value-type="string">
            <text:p>IDR</text:p>
          </table:table-cell>
          <table:table-cell table:style-name="odsStyleTableCell-1d0812c99bdb83dfe9fc484859e88983" office:value-type="string">
            <text:p>0.00044</text:p>
          </table:table-cell>
          <table:table-cell table:style-name="odsStyleTableCell-1d0812c99bdb83dfe9fc484859e88983" office:value-type="string">
            <text:p>15,620.00000</text:p>
          </table:table-cell>
        </table:table-row>
        <table:table-row table:style-name="ro1">
          <table:table-cell table:style-name="odsStyleTableCell-4fa0b69c96476021cc3b15030671baef" office:value-type="string">
            <text:p>ISRAEL</text:p>
          </table:table-cell>
          <table:table-cell table:style-name="odsStyleTableCell-4fa0b69c96476021cc3b15030671baef" office:value-type="string">
            <text:p>NUEVO SÉQUEL</text:p>
          </table:table-cell>
          <table:table-cell table:style-name="odsStyleTableCell-4fa0b69c96476021cc3b15030671baef" office:value-type="string">
            <text:p>ILS</text:p>
          </table:table-cell>
          <table:table-cell table:style-name="odsStyleTableCell-1d0812c99bdb83dfe9fc484859e88983" office:value-type="string">
            <text:p>1.82161</text:p>
          </table:table-cell>
          <table:table-cell table:style-name="odsStyleTableCell-1d0812c99bdb83dfe9fc484859e88983" office:value-type="string">
            <text:p>3.76590</text:p>
          </table:table-cell>
        </table:table-row>
        <table:table-row table:style-name="ro1">
          <table:table-cell table:style-name="odsStyleTableCell-4fa0b69c96476021cc3b15030671baef" office:value-type="string">
            <text:p>MALASIA</text:p>
          </table:table-cell>
          <table:table-cell table:style-name="odsStyleTableCell-4fa0b69c96476021cc3b15030671baef" office:value-type="string">
            <text:p>RINGGIT MALAYO</text:p>
          </table:table-cell>
          <table:table-cell table:style-name="odsStyleTableCell-4fa0b69c96476021cc3b15030671baef" office:value-type="string">
            <text:p>MYR</text:p>
          </table:table-cell>
          <table:table-cell table:style-name="odsStyleTableCell-1d0812c99bdb83dfe9fc484859e88983" office:value-type="string">
            <text:p>1.45370</text:p>
          </table:table-cell>
          <table:table-cell table:style-name="odsStyleTableCell-1d0812c99bdb83dfe9fc484859e88983" office:value-type="string">
            <text:p>4.71900</text:p>
          </table:table-cell>
        </table:table-row>
        <table:table-row table:style-name="ro1">
          <table:table-cell table:style-name="odsStyleTableCell-4fa0b69c96476021cc3b15030671baef" office:value-type="string">
            <text:p>MEXICO</text:p>
          </table:table-cell>
          <table:table-cell table:style-name="odsStyleTableCell-4fa0b69c96476021cc3b15030671baef" office:value-type="string">
            <text:p>PESO</text:p>
          </table:table-cell>
          <table:table-cell table:style-name="odsStyleTableCell-4fa0b69c96476021cc3b15030671baef" office:value-type="string">
            <text:p>MXN</text:p>
          </table:table-cell>
          <table:table-cell table:style-name="odsStyleTableCell-1d0812c99bdb83dfe9fc484859e88983" office:value-type="string">
            <text:p>0.39924</text:p>
          </table:table-cell>
          <table:table-cell table:style-name="odsStyleTableCell-1d0812c99bdb83dfe9fc484859e88983" office:value-type="string">
            <text:p>17.18280</text:p>
          </table:table-cell>
        </table:table-row>
        <table:table-row table:style-name="ro1">
          <table:table-cell table:style-name="odsStyleTableCell-4fa0b69c96476021cc3b15030671baef" office:value-type="string">
            <text:p>NORUEGA</text:p>
          </table:table-cell>
          <table:table-cell table:style-name="odsStyleTableCell-4fa0b69c96476021cc3b15030671baef" office:value-type="string">
            <text:p>CORONA</text:p>
          </table:table-cell>
          <table:table-cell table:style-name="odsStyleTableCell-4fa0b69c96476021cc3b15030671baef" office:value-type="string">
            <text:p>NOK</text:p>
          </table:table-cell>
          <table:table-cell table:style-name="odsStyleTableCell-1d0812c99bdb83dfe9fc484859e88983" office:value-type="string">
            <text:p>0.65104</text:p>
          </table:table-cell>
          <table:table-cell table:style-name="odsStyleTableCell-1d0812c99bdb83dfe9fc484859e88983" office:value-type="string">
            <text:p>10.53700</text:p>
          </table:table-cell>
        </table:table-row>
        <table:table-row table:style-name="ro1">
          <table:table-cell table:style-name="odsStyleTableCell-4fa0b69c96476021cc3b15030671baef" office:value-type="string">
            <text:p>PANAMÁ</text:p>
          </table:table-cell>
          <table:table-cell table:style-name="odsStyleTableCell-4fa0b69c96476021cc3b15030671baef" office:value-type="string">
            <text:p>BALBOA</text:p>
          </table:table-cell>
          <table:table-cell table:style-name="odsStyleTableCell-4fa0b69c96476021cc3b15030671baef" office:value-type="string">
            <text:p>PAB</text:p>
          </table:table-cell>
          <table:table-cell table:style-name="odsStyleTableCell-1d0812c99bdb83dfe9fc484859e88983" office:value-type="string">
            <text:p>6.86000</text:p>
          </table:table-cell>
          <table:table-cell table:style-name="odsStyleTableCell-1d0812c99bdb83dfe9fc484859e88983" office:value-type="string">
            <text:p>1.00000</text:p>
          </table:table-cell>
        </table:table-row>
        <table:table-row table:style-name="ro1">
          <table:table-cell table:style-name="odsStyleTableCell-4fa0b69c96476021cc3b15030671baef" office:value-type="string">
            <text:p>PARAGUAY</text:p>
          </table:table-cell>
          <table:table-cell table:style-name="odsStyleTableCell-4fa0b69c96476021cc3b15030671baef" office:value-type="string">
            <text:p>GUARANI</text:p>
          </table:table-cell>
          <table:table-cell table:style-name="odsStyleTableCell-4fa0b69c96476021cc3b15030671baef" office:value-type="string">
            <text:p>PYG</text:p>
          </table:table-cell>
          <table:table-cell table:style-name="odsStyleTableCell-1d0812c99bdb83dfe9fc484859e88983" office:value-type="string">
            <text:p>0.00094</text:p>
          </table:table-cell>
          <table:table-cell table:style-name="odsStyleTableCell-1d0812c99bdb83dfe9fc484859e88983" office:value-type="string">
            <text:p>7,293.80000</text:p>
          </table:table-cell>
        </table:table-row>
        <table:table-row table:style-name="ro1">
          <table:table-cell table:style-name="odsStyleTableCell-4fa0b69c96476021cc3b15030671baef" office:value-type="string">
            <text:p>PERU</text:p>
          </table:table-cell>
          <table:table-cell table:style-name="odsStyleTableCell-4fa0b69c96476021cc3b15030671baef" office:value-type="string">
            <text:p>NUEVO SOL</text:p>
          </table:table-cell>
          <table:table-cell table:style-name="odsStyleTableCell-4fa0b69c96476021cc3b15030671baef" office:value-type="string">
            <text:p>PEN</text:p>
          </table:table-cell>
          <table:table-cell table:style-name="odsStyleTableCell-1d0812c99bdb83dfe9fc484859e88983" office:value-type="string">
            <text:p>1.83129</text:p>
          </table:table-cell>
          <table:table-cell table:style-name="odsStyleTableCell-1d0812c99bdb83dfe9fc484859e88983" office:value-type="string">
            <text:p>3.74600</text:p>
          </table:table-cell>
        </table:table-row>
        <table:table-row table:style-name="ro1">
          <table:table-cell table:style-name="odsStyleTableCell-4fa0b69c96476021cc3b15030671baef" office:value-type="string">
            <text:p>REINO UNIDO</text:p>
          </table:table-cell>
          <table:table-cell table:style-name="odsStyleTableCell-4fa0b69c96476021cc3b15030671baef" office:value-type="string">
            <text:p>LIBRA</text:p>
          </table:table-cell>
          <table:table-cell table:style-name="odsStyleTableCell-4fa0b69c96476021cc3b15030671baef" office:value-type="string">
            <text:p>GBP</text:p>
          </table:table-cell>
          <table:table-cell table:style-name="odsStyleTableCell-1d0812c99bdb83dfe9fc484859e88983" office:value-type="string">
            <text:p>8.70735</text:p>
          </table:table-cell>
          <table:table-cell table:style-name="odsStyleTableCell-1d0812c99bdb83dfe9fc484859e88983" office:value-type="string">
            <text:p>0.78784</text:p>
          </table:table-cell>
        </table:table-row>
        <table:table-row table:style-name="ro1">
          <table:table-cell table:style-name="odsStyleTableCell-4fa0b69c96476021cc3b15030671baef" office:value-type="string">
            <text:p>REPÚBLICA DOMINICANA</text:p>
          </table:table-cell>
          <table:table-cell table:style-name="odsStyleTableCell-4fa0b69c96476021cc3b15030671baef" office:value-type="string">
            <text:p>PESO DOMINICANO</text:p>
          </table:table-cell>
          <table:table-cell table:style-name="odsStyleTableCell-4fa0b69c96476021cc3b15030671baef" office:value-type="string">
            <text:p>DOP</text:p>
          </table:table-cell>
          <table:table-cell table:style-name="odsStyleTableCell-1d0812c99bdb83dfe9fc484859e88983" office:value-type="string">
            <text:p>0.11664</text:p>
          </table:table-cell>
          <table:table-cell table:style-name="odsStyleTableCell-1d0812c99bdb83dfe9fc484859e88983" office:value-type="string">
            <text:p>58.81400</text:p>
          </table:table-cell>
        </table:table-row>
        <table:table-row table:style-name="ro1">
          <table:table-cell table:style-name="odsStyleTableCell-4fa0b69c96476021cc3b15030671baef" office:value-type="string">
            <text:p>REP.POPULAR CHINA</text:p>
          </table:table-cell>
          <table:table-cell table:style-name="odsStyleTableCell-4fa0b69c96476021cc3b15030671baef" office:value-type="string">
            <text:p>YUAN RENMINBI OFFSHORE</text:p>
          </table:table-cell>
          <table:table-cell table:style-name="odsStyleTableCell-4fa0b69c96476021cc3b15030671baef" office:value-type="string">
            <text:p>CNH</text:p>
          </table:table-cell>
          <table:table-cell table:style-name="odsStyleTableCell-1d0812c99bdb83dfe9fc484859e88983" office:value-type="string">
            <text:p>0.95064</text:p>
          </table:table-cell>
          <table:table-cell table:style-name="odsStyleTableCell-1d0812c99bdb83dfe9fc484859e88983" office:value-type="string">
            <text:p>7.21620</text:p>
          </table:table-cell>
        </table:table-row>
        <table:table-row table:style-name="ro1">
          <table:table-cell table:style-name="odsStyleTableCell-4fa0b69c96476021cc3b15030671baef" office:value-type="string">
            <text:p>RUSIA</text:p>
          </table:table-cell>
          <table:table-cell table:style-name="odsStyleTableCell-4fa0b69c96476021cc3b15030671baef" office:value-type="string">
            <text:p>RUBLO RUSO</text:p>
          </table:table-cell>
          <table:table-cell table:style-name="odsStyleTableCell-4fa0b69c96476021cc3b15030671baef" office:value-type="string">
            <text:p>RUB</text:p>
          </table:table-cell>
          <table:table-cell table:style-name="odsStyleTableCell-1d0812c99bdb83dfe9fc484859e88983" office:value-type="string">
            <text:p>0.07674</text:p>
          </table:table-cell>
          <table:table-cell table:style-name="odsStyleTableCell-1d0812c99bdb83dfe9fc484859e88983" office:value-type="string">
            <text:p>89.38950</text:p>
          </table:table-cell>
        </table:table-row>
        <table:table-row table:style-name="ro1">
          <table:table-cell table:style-name="odsStyleTableCell-4fa0b69c96476021cc3b15030671baef" office:value-type="string">
            <text:p>SINGAPUR</text:p>
          </table:table-cell>
          <table:table-cell table:style-name="odsStyleTableCell-4fa0b69c96476021cc3b15030671baef" office:value-type="string">
            <text:p>DÓLAR</text:p>
          </table:table-cell>
          <table:table-cell table:style-name="odsStyleTableCell-4fa0b69c96476021cc3b15030671baef" office:value-type="string">
            <text:p>SGD</text:p>
          </table:table-cell>
          <table:table-cell table:style-name="odsStyleTableCell-1d0812c99bdb83dfe9fc484859e88983" office:value-type="string">
            <text:p>5.10265</text:p>
          </table:table-cell>
          <table:table-cell table:style-name="odsStyleTableCell-1d0812c99bdb83dfe9fc484859e88983" office:value-type="string">
            <text:p>1.34440</text:p>
          </table:table-cell>
        </table:table-row>
        <table:table-row table:style-name="ro1">
          <table:table-cell table:style-name="odsStyleTableCell-4fa0b69c96476021cc3b15030671baef" office:value-type="string">
            <text:p>SUDÁFRICA</text:p>
          </table:table-cell>
          <table:table-cell table:style-name="odsStyleTableCell-4fa0b69c96476021cc3b15030671baef" office:value-type="string">
            <text:p>RAND</text:p>
          </table:table-cell>
          <table:table-cell table:style-name="odsStyleTableCell-4fa0b69c96476021cc3b15030671baef" office:value-type="string">
            <text:p>ZAR</text:p>
          </table:table-cell>
          <table:table-cell table:style-name="odsStyleTableCell-1d0812c99bdb83dfe9fc484859e88983" office:value-type="string">
            <text:p>0.36215</text:p>
          </table:table-cell>
          <table:table-cell table:style-name="odsStyleTableCell-1d0812c99bdb83dfe9fc484859e88983" office:value-type="string">
            <text:p>18.94260</text:p>
          </table:table-cell>
        </table:table-row>
        <table:table-row table:style-name="ro1">
          <table:table-cell table:style-name="odsStyleTableCell-4fa0b69c96476021cc3b15030671baef" office:value-type="string">
            <text:p>SUECIA</text:p>
          </table:table-cell>
          <table:table-cell table:style-name="odsStyleTableCell-4fa0b69c96476021cc3b15030671baef" office:value-type="string">
            <text:p>CORONA</text:p>
          </table:table-cell>
          <table:table-cell table:style-name="odsStyleTableCell-4fa0b69c96476021cc3b15030671baef" office:value-type="string">
            <text:p>SEK</text:p>
          </table:table-cell>
          <table:table-cell table:style-name="odsStyleTableCell-1d0812c99bdb83dfe9fc484859e88983" office:value-type="string">
            <text:p>0.65345</text:p>
          </table:table-cell>
          <table:table-cell table:style-name="odsStyleTableCell-1d0812c99bdb83dfe9fc484859e88983" office:value-type="string">
            <text:p>10.49820</text:p>
          </table:table-cell>
        </table:table-row>
        <table:table-row table:style-name="ro1">
          <table:table-cell table:style-name="odsStyleTableCell-4fa0b69c96476021cc3b15030671baef" office:value-type="string">
            <text:p>SUIZA</text:p>
          </table:table-cell>
          <table:table-cell table:style-name="odsStyleTableCell-4fa0b69c96476021cc3b15030671baef" office:value-type="string">
            <text:p>FRANCO</text:p>
          </table:table-cell>
          <table:table-cell table:style-name="odsStyleTableCell-4fa0b69c96476021cc3b15030671baef" office:value-type="string">
            <text:p>CHF</text:p>
          </table:table-cell>
          <table:table-cell table:style-name="odsStyleTableCell-1d0812c99bdb83dfe9fc484859e88983" office:value-type="string">
            <text:p>7.89504</text:p>
          </table:table-cell>
          <table:table-cell table:style-name="odsStyleTableCell-1d0812c99bdb83dfe9fc484859e88983" office:value-type="string">
            <text:p>0.86890</text:p>
          </table:table-cell>
        </table:table-row>
        <table:table-row table:style-name="ro1">
          <table:table-cell table:style-name="odsStyleTableCell-4fa0b69c96476021cc3b15030671baef" office:value-type="string">
            <text:p>TAILANDIA</text:p>
          </table:table-cell>
          <table:table-cell table:style-name="odsStyleTableCell-4fa0b69c96476021cc3b15030671baef" office:value-type="string">
            <text:p>THAI BAHT</text:p>
          </table:table-cell>
          <table:table-cell table:style-name="odsStyleTableCell-4fa0b69c96476021cc3b15030671baef" office:value-type="string">
            <text:p>THB</text:p>
          </table:table-cell>
          <table:table-cell table:style-name="odsStyleTableCell-1d0812c99bdb83dfe9fc484859e88983" office:value-type="string">
            <text:p>0.19264</text:p>
          </table:table-cell>
          <table:table-cell table:style-name="odsStyleTableCell-1d0812c99bdb83dfe9fc484859e88983" office:value-type="string">
            <text:p>35.61000</text:p>
          </table:table-cell>
        </table:table-row>
        <table:table-row table:style-name="ro1">
          <table:table-cell table:style-name="odsStyleTableCell-4fa0b69c96476021cc3b15030671baef" office:value-type="string">
            <text:p>TAIWAN</text:p>
          </table:table-cell>
          <table:table-cell table:style-name="odsStyleTableCell-4fa0b69c96476021cc3b15030671baef" office:value-type="string">
            <text:p>DÓLAR</text:p>
          </table:table-cell>
          <table:table-cell table:style-name="odsStyleTableCell-4fa0b69c96476021cc3b15030671baef" office:value-type="string">
            <text:p>TWD</text:p>
          </table:table-cell>
          <table:table-cell table:style-name="odsStyleTableCell-1d0812c99bdb83dfe9fc484859e88983" office:value-type="string">
            <text:p>0.21724</text:p>
          </table:table-cell>
          <table:table-cell table:style-name="odsStyleTableCell-1d0812c99bdb83dfe9fc484859e88983" office:value-type="string">
            <text:p>31.57800</text:p>
          </table:table-cell>
        </table:table-row>
        <table:table-row table:style-name="ro1">
          <table:table-cell table:style-name="odsStyleTableCell-4fa0b69c96476021cc3b15030671baef" office:value-type="string">
            <text:p>TÚNEZ</text:p>
          </table:table-cell>
          <table:table-cell table:style-name="odsStyleTableCell-4fa0b69c96476021cc3b15030671baef" office:value-type="string">
            <text:p>DINAR TUNECINO</text:p>
          </table:table-cell>
          <table:table-cell table:style-name="odsStyleTableCell-4fa0b69c96476021cc3b15030671baef" office:value-type="string">
            <text:p>TND</text:p>
          </table:table-cell>
          <table:table-cell table:style-name="odsStyleTableCell-1d0812c99bdb83dfe9fc484859e88983" office:value-type="string">
            <text:p>2.20310</text:p>
          </table:table-cell>
          <table:table-cell table:style-name="odsStyleTableCell-1d0812c99bdb83dfe9fc484859e88983" office:value-type="string">
            <text:p>3.11380</text:p>
          </table:table-cell>
        </table:table-row>
        <table:table-row table:style-name="ro1">
          <table:table-cell table:style-name="odsStyleTableCell-4fa0b69c96476021cc3b15030671baef" office:value-type="string">
            <text:p>TURQUÍA</text:p>
          </table:table-cell>
          <table:table-cell table:style-name="odsStyleTableCell-4fa0b69c96476021cc3b15030671baef" office:value-type="string">
            <text:p>LIRA TURCA</text:p>
          </table:table-cell>
          <table:table-cell table:style-name="odsStyleTableCell-4fa0b69c96476021cc3b15030671baef" office:value-type="string">
            <text:p>TRY</text:p>
          </table:table-cell>
          <table:table-cell table:style-name="odsStyleTableCell-1d0812c99bdb83dfe9fc484859e88983" office:value-type="string">
            <text:p>0.22759</text:p>
          </table:table-cell>
          <table:table-cell table:style-name="odsStyleTableCell-1d0812c99bdb83dfe9fc484859e88983" office:value-type="string">
            <text:p>30.14200</text:p>
          </table:table-cell>
        </table:table-row>
        <table:table-row table:style-name="ro1">
          <table:table-cell table:style-name="odsStyleTableCell-4fa0b69c96476021cc3b15030671baef" office:value-type="string">
            <text:p>URUGUAY</text:p>
          </table:table-cell>
          <table:table-cell table:style-name="odsStyleTableCell-4fa0b69c96476021cc3b15030671baef" office:value-type="string">
            <text:p>PESO</text:p>
          </table:table-cell>
          <table:table-cell table:style-name="odsStyleTableCell-4fa0b69c96476021cc3b15030671baef" office:value-type="string">
            <text:p>UYU</text:p>
          </table:table-cell>
          <table:table-cell table:style-name="odsStyleTableCell-1d0812c99bdb83dfe9fc484859e88983" office:value-type="string">
            <text:p>0.17464</text:p>
          </table:table-cell>
          <table:table-cell table:style-name="odsStyleTableCell-1d0812c99bdb83dfe9fc484859e88983" office:value-type="string">
            <text:p>39.28000</text:p>
          </table:table-cell>
        </table:table-row>
        <table:table-row table:style-name="ro1">
          <table:table-cell table:style-name="odsStyleTableCell-4fa0b69c96476021cc3b15030671baef" office:value-type="string">
            <text:p>VENEZUELA</text:p>
          </table:table-cell>
          <table:table-cell table:style-name="odsStyleTableCell-4fa0b69c96476021cc3b15030671baef" office:value-type="string">
            <text:p>BOLIVAR DIGITAL</text:p>
          </table:table-cell>
          <table:table-cell table:style-name="odsStyleTableCell-4fa0b69c96476021cc3b15030671baef" office:value-type="string">
            <text:p>VES</text:p>
          </table:table-cell>
          <table:table-cell table:style-name="odsStyleTableCell-1d0812c99bdb83dfe9fc484859e88983" office:value-type="string">
            <text:p>0.19067</text:p>
          </table:table-cell>
          <table:table-cell table:style-name="odsStyleTableCell-1d0812c99bdb83dfe9fc484859e88983" office:value-type="string">
            <text:p>35.97830</text:p>
          </table:table-cell>
        </table:table-row>
        <table:table-row table:style-name="ro1">
          <table:table-cell table:style-name="odsStyleTableCell-4fa0b69c96476021cc3b15030671baef" office:value-type="string">
            <text:p>VIETNAM</text:p>
          </table:table-cell>
          <table:table-cell table:style-name="odsStyleTableCell-4fa0b69c96476021cc3b15030671baef" office:value-type="string">
            <text:p>DONG</text:p>
          </table:table-cell>
          <table:table-cell table:style-name="odsStyleTableCell-4fa0b69c96476021cc3b15030671baef" office:value-type="string">
            <text:p>VND</text:p>
          </table:table-cell>
          <table:table-cell table:style-name="odsStyleTableCell-1d0812c99bdb83dfe9fc484859e88983" office:value-type="string">
            <text:p>0.00028</text:p>
          </table:table-cell>
          <table:table-cell table:style-name="odsStyleTableCell-1d0812c99bdb83dfe9fc484859e88983" office:value-type="string">
            <text:p>24,532.50000</text:p>
          </table:table-cell>
        </table:table-row>
        <table:table-row table:style-name="ro1">
          <table:table-cell table:style-name="odsStyleTableCell-4fa0b69c96476021cc3b15030671baef" office:value-type="string">
            <text:p/>
          </table:table-cell>
          <table:table-cell table:style-name="odsStyleTableCell-4fa0b69c96476021cc3b15030671baef" office:value-type="string">
            <text:p>DERECHO ESPECIAL DE GIRO</text:p>
          </table:table-cell>
          <table:table-cell table:style-name="odsStyleTableCell-4fa0b69c96476021cc3b15030671baef" office:value-type="string">
            <text:p>USD/D.E.G.</text:p>
          </table:table-cell>
          <table:table-cell table:style-name="odsStyleTableCell-1d0812c99bdb83dfe9fc484859e88983" office:value-type="string">
            <text:p/>
          </table:table-cell>
          <table:table-cell table:style-name="odsStyleTableCell-1d0812c99bdb83dfe9fc484859e88983" office:value-type="string">
            <text:p>1.33115</text:p>
          </table:table-cell>
        </table:table-row>
        <table:table-row table:style-name="ro1">
          <table:table-cell table:style-name="odsStyleTableCell-4fa0b69c96476021cc3b15030671baef" office:value-type="string">
            <text:p/>
          </table:table-cell>
          <table:table-cell table:style-name="odsStyleTableCell-4fa0b69c96476021cc3b15030671baef" office:value-type="string">
            <text:p>UNIDAD DE FOMENTO DE VIVIENDA</text:p>
          </table:table-cell>
          <table:table-cell table:style-name="odsStyleTableCell-4fa0b69c96476021cc3b15030671baef" office:value-type="string">
            <text:p>Bs/UFV</text:p>
          </table:table-cell>
          <table:table-cell table:style-name="odsStyleTableCell-1d0812c99bdb83dfe9fc484859e88983" office:value-type="string">
            <text:p/>
          </table:table-cell>
          <table:table-cell table:style-name="odsStyleTableCell-1d0812c99bdb83dfe9fc484859e88983" office:value-type="string">
            <text:p>2.4768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e4f69a7353b62c159509a098d2ab98ac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97eb9936b2e5583f9c9c54efcdb91caf" office:value-type="string">
            <text:p> </text:p>
          </table:table-cell>
          <table:table-cell table:style-name="odsStyleTableCell-97eb9936b2e5583f9c9c54efcdb91caf" office:value-type="string">
            <text:p>UNIDAD MONETARIA</text:p>
          </table:table-cell>
          <table:table-cell table:style-name="odsStyleTableCell-97eb9936b2e5583f9c9c54efcdb91caf" office:value-type="string">
            <text:p>MONEDA</text:p>
          </table:table-cell>
          <table:table-cell table:style-name="odsStyleTableCell-97eb9936b2e5583f9c9c54efcdb91caf" office:value-type="string">
            <text:p>TIPO DE CAMBIO EN M.E.</text:p>
          </table:table-cell>
        </table:table-row>
        <table:table-row table:style-name="ro1">
          <table:table-cell table:style-name="odsStyleTableCell-4fa0b69c96476021cc3b15030671baef" office:value-type="string">
            <text:p>ORO</text:p>
          </table:table-cell>
          <table:table-cell table:style-name="odsStyleTableCell-4fa0b69c96476021cc3b15030671baef" office:value-type="string">
            <text:p>ONZA TROY ORO</text:p>
          </table:table-cell>
          <table:table-cell table:style-name="odsStyleTableCell-4fa0b69c96476021cc3b15030671baef" office:value-type="string">
            <text:p>USD./O.T.F.</text:p>
          </table:table-cell>
          <table:table-cell table:style-name="odsStyleTableCell-1d0812c99bdb83dfe9fc484859e88983" office:value-type="string">
            <text:p>2,020.09000</text:p>
          </table:table-cell>
        </table:table-row>
        <table:table-row table:style-name="ro1">
          <table:table-cell table:style-name="odsStyleTableCell-4fa0b69c96476021cc3b15030671baef" office:value-type="string">
            <text:p>PLATA</text:p>
          </table:table-cell>
          <table:table-cell table:style-name="odsStyleTableCell-4fa0b69c96476021cc3b15030671baef" office:value-type="string">
            <text:p>ONZA TROY PLATA</text:p>
          </table:table-cell>
          <table:table-cell table:style-name="odsStyleTableCell-4fa0b69c96476021cc3b15030671baef" office:value-type="string">
            <text:p>USD./O.T.F.</text:p>
          </table:table-cell>
          <table:table-cell table:style-name="odsStyleTableCell-1d0812c99bdb83dfe9fc484859e88983" office:value-type="string">
            <text:p>22.738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e4f69a7353b62c159509a098d2ab98ac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97eb9936b2e5583f9c9c54efcdb91caf" office:value-type="string">
            <text:p> </text:p>
          </table:table-cell>
          <table:table-cell table:style-name="odsStyleTableCell-97eb9936b2e5583f9c9c54efcdb91caf" office:value-type="string">
            <text:p>1 MES</text:p>
          </table:table-cell>
          <table:table-cell table:style-name="odsStyleTableCell-97eb9936b2e5583f9c9c54efcdb91caf" office:value-type="string">
            <text:p>3 MESES</text:p>
          </table:table-cell>
          <table:table-cell table:style-name="odsStyleTableCell-97eb9936b2e5583f9c9c54efcdb91caf" office:value-type="string">
            <text:p>6 MESES</text:p>
          </table:table-cell>
        </table:table-row>
        <table:table-row table:style-name="ro1">
          <table:table-cell table:style-name="odsStyleTableCell-a98d5d64f8e68f399365d55cede8b239" office:value-type="string">
            <text:p>TASA LIBOR(USD)</text:p>
          </table:table-cell>
          <table:table-cell table:style-name="odsStyleTableCell-1d0812c99bdb83dfe9fc484859e88983" office:value-type="string">
            <text:p>5.45</text:p>
          </table:table-cell>
          <table:table-cell table:style-name="odsStyleTableCell-1d0812c99bdb83dfe9fc484859e88983" office:value-type="string">
            <text:p>5.58</text:p>
          </table:table-cell>
          <table:table-cell table:style-name="odsStyleTableCell-1d0812c99bdb83dfe9fc484859e88983" office:value-type="string">
            <text:p>5.59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4fa0b69c96476021cc3b15030671baef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6T04:16:11</meta:creation-date>
    <meta:generator>ods générator</meta:generator>
    <dc:date>2024-10-16T04:16:11</dc:date>
    <meta:editing-duration>PT1S</meta:editing-duration>
    <meta:editing-cycles>1</meta:editing-cycles>
    <meta:document-statistic meta:table-count="1" meta:cell-count="4" meta:object-count="0"/>
  </office:meta>
</office:document-meta>
</file>